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B0000017940ACECEE.png" manifest:media-type="image/png"/>
  <manifest:file-entry manifest:full-path="Pictures/100002010000041F000002DAA0C799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713" officeooo:paragraph-rsid="001e8713"/>
    </style:style>
    <style:style style:name="P2" style:family="paragraph" style:parent-style-name="Text_20_body">
      <style:text-properties officeooo:rsid="001fd741" officeooo:paragraph-rsid="001fd741"/>
    </style:style>
    <style:style style:name="P3" style:family="paragraph" style:parent-style-name="Footer">
      <style:text-properties officeooo:rsid="001e8713" officeooo:paragraph-rsid="001fd741"/>
    </style:style>
    <style:style style:name="P4" style:family="paragraph" style:parent-style-name="Subtitle">
      <style:text-properties officeooo:rsid="001fd741" officeooo:paragraph-rsid="001fd741"/>
    </style:style>
    <style:style style:name="P5" style:family="paragraph" style:parent-style-name="Title">
      <style:text-properties officeooo:rsid="001fd741" officeooo:paragraph-rsid="001fd741"/>
    </style:style>
    <style:style style:name="T1" style:family="text">
      <style:text-properties officeooo:rsid="001e8713"/>
    </style:style>
    <style:style style:name="T2" style:family="text">
      <style:text-properties officeooo:rsid="001fd7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693in" svg:y="-1.1756in" svg:width="2.3665in" svg:height="1.6264in" draw:z-index="1"><draw:image xlink:href="Pictures/100002010000041F000002DAA0C79944.png" xlink:type="simple" xlink:show="embed" xlink:actuate="onLoad"/></draw:frame><draw:frame draw:style-name="fr1" draw:name="Image2" text:anchor-type="paragraph" svg:x="6.2799in" svg:y="-1.1756in" svg:width="1.4327in" svg:height="1.5992in" draw:z-index="0"><draw:image xlink:href="Pictures/100002010000015B0000017940ACECEE.png" xlink:type="simple" xlink:show="embed" xlink:actuate="onLoad"/></draw:frame></text:p>
      <text:p text:style-name="Standard"/>
      <text:p text:style-name="Standard"/>
      <text:p text:style-name="P5">Titulo de la obra.</text:p>
      <text:p text:style-name="P4">Index: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8713" officeooo:paragraph-rsid="001fd741"/>
    </style:style>
    <style:style style:name="MT1" style:family="text">
      <style:text-properties officeooo:rsid="001e8713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Documentacion publica</text:span></text:p>
      </style:header>
      <style:footer>
        <text:p text:style-name="MP1">Contacto por xmmp: <text:a xlink:type="simple" xlink:href="mailto:pensar1984@disroot.org">pensar1984@disroot.org</text:a> Llave de pgp: <text:s/><text:a xlink:type="simple" xlink:href="https://archive.org/download/pensar1984/pensar1984">Descargar.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7:22:22.566665875</meta:creation-date>
    <dc:date>2017-05-04T17:50:50.691140267</dc:date>
    <meta:editing-duration>PT35S</meta:editing-duration>
    <meta:editing-cycles>1</meta:editing-cycles>
    <meta:document-statistic meta:table-count="0" meta:image-count="2" meta:object-count="0" meta:page-count="2" meta:paragraph-count="4" meta:word-count="15" meta:character-count="113" meta:non-whitespace-character-count="100"/>
    <meta:generator>LibreOffice/4.2.8.2$Linux_X86_64 LibreOffice_project/420m0$Build-2</meta:generator>
  </office:meta>
</office:document-meta>
</file>